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999999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0.4cm" svg:x="2.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3cm" svg:x="0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0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3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10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2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4cm" svg:x="2.1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svg:x="9.1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1cm" svg:x="11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Zueger</meta:initial-creator>
    <meta:creation-date>2015-01-08T14:41:42.368579066</meta:creation-date>
    <dc:date>2015-01-08T15:34:01.367189304</dc:date>
    <dc:creator>Martin Zueger</dc:creator>
    <meta:editing-duration>P0D</meta:editing-duration>
    <meta:editing-cycles>2</meta:editing-cycles>
    <meta:generator>LibreOffice/4.1.3.2$Linux_X86_64 LibreOffice_project/410m0$Build-2</meta:generator>
    <meta:document-statistic meta:object-count="27"/>
  </office:meta>
</office:document-meta>
</file>